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el_20_und_20_Inhalt-title">
      <style:graphic-properties fo:min-height="2.751cm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fill-color="#ffffff" fo:min-height="13.364cm"/>
    </style:style>
    <style:style style:name="pr4" style:family="presentation" style:parent-style-name="Titel_20_und_20_Inhalt-title">
      <style:graphic-properties fo:min-height="3.62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20pt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font-name="Courier"/>
    </style:style>
    <style:style style:name="T3" style:family="text">
      <style:text-properties style:font-name="Courier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presentation:style-name="pr1" draw:layer="layout" svg:width="22.647cm" svg:height="2.751cm" svg:x="1.702cm" svg:y="0.635cm" presentation:class="title" presentation:user-transformed="true">
          <draw:text-box>
            <text:p text:style-name="P1"><text:span text:style-name="T1">Samba</text:span></text:p>
          </draw:text-box>
        </draw:frame>
        <draw:frame presentation:style-name="pr2" draw:layer="layout" svg:width="22.647cm" svg:height="12.487cm" svg:x="1.705cm" svg:y="4.448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Freie Implementierung des Server Message Block (SMB) Protokolls, auch als Common Internet File System (CIFS) bekannt</text:p>
              </text:list-item>
              <text:list-item>
                <text:p text:style-name="P2">Insbesondere gemeinsamer Zugriff auf Dateien in einem Netzwe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Samba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Konfiguration via Ansible-Rolle <text:span text:style-name="T2">k1599_file_server</text:span> </text:p>
              </text:list-item>
              <text:list-item>
                <text:p>Pro Benutzer eine private Freigabe mit Passwort unter <text:span text:style-name="T2">$benutzername</text:span></text:p>
              </text:list-item>
              <text:list-item>
                <text:p>Öffentliche Freigabe <text:span text:style-name="T2">public</text:span> für Zugriff ohne Authentifizierung </text:p>
              </text:list-item>
              <text:list-item>
                <text:p>Unterschiedliche Konfiguration für Nord und Süd Systeme via <text:span text:style-name="T2">smb.conf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3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Samba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Zugriff ausschließlich aus den bekannten Netzbereichen von Nord und Süd</text:p>
              </text:list-item>
              <text:list-item>
                <text:p>Keine NTLM Authentifizierung</text:p>
              </text:list-item>
              <text:list-item>
                <text:p>Transportverschlüsselung optional </text:p>
              </text:list-item>
              <text:list-item>
                <text:p>Nur TCP auf Port 445 (kein NetBIOS) zugelass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5">- inkrementelles/differentielles Backup (auf Fileebene) macht nur Sinn, wenn Speicher gespart werden soll und auch dann nur bei geringen Änderungsraten</text:p>
              <text:p text:style-name="P5">- Verschlüsselung erschwert inkrementelle Backups, sodass wir uns für ein einfacher durchzuführendes Vollbackup entschieden haben</text:p>
              <text:p text:style-name="P5"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4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Virenscanner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rkennung von mit Schadsoftware infizierten Dateien im Dateisystem</text:p>
              </text:list-item>
              <text:list-item>
                <text:p>Dazu werden Dateien auf charakteristische Daten (Signaturen) untersucht</text:p>
              </text:list-item>
              <text:list-item>
                <text:p>Wegen anhaltend hohen Aufkommens an neuer Schadsoftware ist die ständige Aktualisierung der Signaturbibliothek notwend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5">- Annahme: Ansible beschreibt Systemzustand hinreichend genug, birgt aber auch die Gefahr, dass das System nach Restore nicht richtig funktioniert, wenn dort etwas vergessen wurde.</text:p>
              <text:p text:style-name="P5">- Für uns ist Ansible-Konfig der master</text:p>
              <text:p text:style-name="P5">- 4 Stunden für Restore (ggf. neues Blech beschaffen, Grundsystem installieren, Einrichtung mit Ansible, testen, Backup einspielen, Go-Live) nur realistisch, wenn keine Probleme auftreten</text:p>
              <text:p text:style-name="P5">- neue Software: Vorteil, da neue Software</text:p>
              <text:p text:style-name="P5">- wir nehmen System erst dann wieder in Betrieb, wenn ihr uns davon überzeugt haben, dass es (in unseren Augen) sicher ist</text:p>
              <text:p text:style-name="P5"/>
            </draw:text-box>
          </draw:frame>
        </presentation:notes>
      </draw:page>
      <draw:page draw:name="page5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Virenscanner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insatz der freien Software ClamAV</text:p>
              </text:list-item>
              <text:list-item>
                <text:p>Stündliche Aktualisierung der Signaturbibliothek durch das Zusatzpaket <text:span text:style-name="T2">freshclam</text:span> </text:p>
              </text:list-item>
              <text:list-item>
                <text:p>Befallene Dateien werden im Syslog vermerkt</text:p>
                <text:p><text:span text:style-name="T3">fileserver clamd[569]: ScanOnAccess: /share/public/eicar.com: Eicar-Test-</text:span></text:p>
                <text:p><text:span text:style-name="T3">Signature(44d88612fea8a8f36de82e1278abb02f:68) FOU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5">- Annahme: Ansible beschreibt Systemzustand hinreichend genug, birgt aber auch die Gefahr, dass das System nach Restore nicht richtig funktioniert, wenn dort etwas vergessen wurde.</text:p>
              <text:p text:style-name="P5">- Für uns ist Ansible-Konfig der master</text:p>
              <text:p text:style-name="P5">- 4 Stunden für Restore (ggf. neues Blech beschaffen, Grundsystem installieren, Einrichtung mit Ansible, testen, Backup einspielen, Go-Live) nur realistisch, wenn keine Probleme auftreten</text:p>
              <text:p text:style-name="P5">- neue Software: Vorteil, da neue Software</text:p>
              <text:p text:style-name="P5">- wir nehmen System erst dann wieder in Betrieb, wenn ihr uns davon überzeugt haben, dass es (in unseren Augen) sicher ist</text:p>
              <text:p text:style-name="P5"/>
            </draw:text-box>
          </draw:frame>
        </presentation:notes>
      </draw:page>
      <draw:page draw:name="page6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Virenscanner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Beschränkung auf Erkennung, da Zugriffsblockade technisch aufwendig (erfordert angepassten kernel) und erhöhte Systemlast bedingt</text:p>
              </text:list-item>
              <text:list-item>
                <text:p>Trefferrate korreliert mit Preis bzw. Lizenzkosten des Virenscanners, da die zeitnahe Pflege der Signaturen und Software sehr aufwendig 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5">- Annahme: Ansible beschreibt Systemzustand hinreichend genug, birgt aber auch die Gefahr, dass das System nach Restore nicht richtig funktioniert, wenn dort etwas vergessen wurde.</text:p>
              <text:p text:style-name="P5">- Für uns ist Ansible-Konfig der master</text:p>
              <text:p text:style-name="P5">- 4 Stunden für Restore (ggf. neues Blech beschaffen, Grundsystem installieren, Einrichtung mit Ansible, testen, Backup einspielen, Go-Live) nur realistisch, wenn keine Probleme auftreten</text:p>
              <text:p text:style-name="P5">- neue Software: Vorteil, da neue Software</text:p>
              <text:p text:style-name="P5">- wir nehmen System erst dann wieder in Betrieb, wenn ihr uns davon überzeugt haben, dass es (in unseren Augen) sicher ist</text:p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7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8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9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11" draw:layer="backgroundobjects" svg:width="22.647cm" svg:height="2.751cm" svg:x="1.702cm" svg:y="0.635cm" presentation:class="title" presentation:user-transformed="true">
        <draw:text-box>
          <text:p text:style-name="MP10"><text:span text:style-name="MT2">Titelmasterformat durch Klicken bearbeiten</text:span></text:p>
        </draw:text-box>
      </draw:frame>
      <draw:frame draw:name="Datumsplatzhalter 3" presentation:style-name="Mpr5" draw:text-style-name="MP13" draw:layer="backgroundobjects" svg:width="7.407cm" svg:height="1.013cm" svg:x="16.933cm" svg:y="17.357cm" presentation:class="date-time" presentation:user-transformed="true">
        <draw:text-box>
          <text:p text:style-name="MP12"><text:span text:style-name="MT3"><text:date style:data-style-name="D1" text:date-value="2016-09-08">08.09.16</text:date></text:span></text:p>
        </draw:text-box>
      </draw:frame>
      <draw:frame draw:name="Fußzeilenplatzhalter 4" presentation:style-name="Mpr5" draw:text-style-name="MP13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5" draw:text-style-name="MP13" draw:layer="backgroundobjects" svg:width="1.481cm" svg:height="0.678cm" svg:x="0cm" svg:y="3.534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frame draw:name="Inhaltsplatzhalter 7" presentation:style-name="Mpr6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5">Format des Gliederungstextes durch Klicken bearbeiten</text:span></text:p>
              <text:list>
                <text:list-item>
                  <text:p text:style-name="MP15"><text:span text:style-name="MT5">Zweite Gliederungsebene</text:span></text:p>
                  <text:list>
                    <text:list-item>
                      <text:p text:style-name="MP15"><text:span text:style-name="MT5">Dritte Gliederungsebene</text:span></text:p>
                      <text:list>
                        <text:list-item>
                          <text:p text:style-name="MP15"><text:span text:style-name="MT5">Vierte Gliederungsebene</text:span></text:p>
                          <text:list>
                            <text:list-item>
                              <text:p text:style-name="MP15"><text:span text:style-name="MT5">Fünfte Gliederungsebene</text:span></text:p>
                              <text:list>
                                <text:list-item>
                                  <text:p text:style-name="MP15"><text:span text:style-name="MT5">Sechste Gliederungsebene</text:span></text:p>
                                  <text:list>
                                    <text:list-item>
                                      <text:p text:style-name="MP16"><text:span text:style-name="MT5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6">Zweite Ebene</text:span></text:p>
                                          <text:list>
                                            <text:list-item>
                                              <text:p text:style-name="MP16"><text:span text:style-name="MT7">Dritte Ebene</text:span></text:p>
                                              <text:list>
                                                <text:list-item>
                                                  <text:p text:style-name="MP17"><text:span text:style-name="MT8">Vierte Ebene</text:span></text:p>
                                                </text:list-item>
                                                <text:list-item>
                                                  <text:p text:style-name="MP17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9:57:20.834333103</meta:creation-date>
    <dc:date>2016-09-08T22:42:02.751965137</dc:date>
    <meta:editing-duration>PT2H59M51S</meta:editing-duration>
    <meta:editing-cycles>58</meta:editing-cycles>
    <meta:generator>LibreOffice/5.0.6.3$FreeBSD_X86_64 LibreOffice_project/00m0$Build-3</meta:generator>
    <meta:document-statistic meta:object-count="59"/>
  </office:meta>
</office:document-meta>
</file>